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2" svg:font-family="FreeSans" style:font-family-generic="swiss"/>
    <style:font-face style:name="FreeSans1" svg:font-family="FreeSans, Arial" style:font-family-generic="swiss"/>
    <style:font-face style:name="Noto Sans CJK SC Regular1" svg:font-family="'Noto Sans CJK SC Regular', 'Times New Roman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Times New Roman1" fo:font-size="12pt" fo:letter-spacing="-0.004cm" fo:font-style="italic" fo:font-weight="normal" officeooo:rsid="00a74965" officeooo:paragraph-rsid="002899d7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Times New Roman1" fo:font-size="12pt" fo:letter-spacing="-0.004cm" fo:font-style="italic" fo:font-weight="normal" officeooo:rsid="00a74965" officeooo:paragraph-rsid="002bee7e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3.905cm"/>
        </style:tab-stops>
      </style:paragraph-properties>
      <style:text-properties style:font-name="Times New Roman1" fo:font-size="12pt" fo:letter-spacing="-0.004cm" fo:font-style="italic" fo:font-weight="normal" officeooo:rsid="00de400a" officeooo:paragraph-rsid="002bee7e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3.905cm"/>
        </style:tab-stops>
      </style:paragraph-properties>
      <style:text-properties style:font-name="Times New Roman1" fo:font-size="12pt" fo:letter-spacing="-0.004cm" fo:font-style="italic" fo:font-weight="normal" officeooo:rsid="00794a07" officeooo:paragraph-rsid="002bee7e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1" fo:font-size="12pt" fo:letter-spacing="-0.004cm" fo:font-style="italic" fo:font-weight="normal" officeooo:rsid="00794a07" officeooo:paragraph-rsid="002bee7e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1" fo:font-size="12pt" fo:letter-spacing="-0.004cm" fo:font-style="italic" fo:font-weight="normal" officeooo:rsid="00416ad6" officeooo:paragraph-rsid="0028d527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1" fo:font-size="12pt" fo:letter-spacing="-0.004cm" fo:font-style="italic" fo:font-weight="normal" officeooo:rsid="00416ad6" officeooo:paragraph-rsid="002bee7e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1" fo:font-size="12pt" fo:letter-spacing="-0.004cm" fo:font-style="italic" fo:font-weight="normal" officeooo:rsid="0039f94d" officeooo:paragraph-rsid="0028d527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1" fo:font-size="12pt" fo:letter-spacing="-0.004cm" fo:font-style="italic" fo:font-weight="normal" officeooo:rsid="0039f94d" officeooo:paragraph-rsid="002bee7e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Times New Roman1" fo:font-size="12pt" fo:letter-spacing="-0.004cm" fo:font-weight="normal" officeooo:rsid="00a74965" officeooo:paragraph-rsid="002bee7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3.905cm"/>
        </style:tab-stops>
      </style:paragraph-properties>
      <style:text-properties style:font-name="Times New Roman1" fo:font-size="12pt" fo:letter-spacing="-0.004cm" fo:font-weight="normal" officeooo:rsid="00a74965" officeooo:paragraph-rsid="002bee7e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1" fo:font-size="12pt" fo:letter-spacing="-0.004cm" fo:font-weight="normal" officeooo:rsid="00a74965" officeooo:paragraph-rsid="0028d527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3.905cm"/>
        </style:tab-stops>
      </style:paragraph-properties>
      <style:text-properties style:font-name="Times New Roman1" fo:font-size="12pt" fo:letter-spacing="-0.004cm" fo:font-weight="normal" officeooo:rsid="00ddba51" officeooo:paragraph-rsid="002bee7e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3.905cm"/>
        </style:tab-stops>
      </style:paragraph-properties>
      <style:text-properties style:font-name="Times New Roman1" fo:font-size="12pt" fo:letter-spacing="-0.004cm" fo:font-weight="normal" officeooo:rsid="00de400a" officeooo:paragraph-rsid="002bee7e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1" fo:font-size="12pt" fo:letter-spacing="-0.004cm" fo:font-weight="normal" officeooo:rsid="003f8150" officeooo:paragraph-rsid="0028d527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1" fo:font-size="12pt" fo:letter-spacing="-0.004cm" fo:font-weight="normal" officeooo:rsid="003f8150" officeooo:paragraph-rsid="002bee7e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1" fo:font-size="12pt" fo:letter-spacing="-0.004cm" fo:font-weight="normal" officeooo:rsid="0039f94d" officeooo:paragraph-rsid="0028d527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1" fo:font-size="12pt" fo:letter-spacing="-0.004cm" fo:font-weight="normal" officeooo:rsid="0039f94d" officeooo:paragraph-rsid="002bee7e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Times New Roman1" fo:font-size="12pt" fo:font-weight="normal" officeooo:paragraph-rsid="0028d52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Times New Roman1" fo:font-size="12pt" fo:font-weight="normal" officeooo:paragraph-rsid="002bee7e" style:font-size-asian="12pt" style:font-weight-asian="normal" style:font-size-complex="12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orphans="2" fo:widows="2" fo:hyphenation-ladder-count="no-limit" fo:text-indent="0cm" style:auto-text-indent="false" style:page-number="auto" fo:background-color="transparent" style:vertical-align="baseline" style:writing-mode="lr-tb"/>
      <style:text-properties style:font-name="Times New Roman1" fo:font-size="12pt" fo:letter-spacing="-0.004cm" fo:font-weight="normal" officeooo:paragraph-rsid="002899d7" style:font-size-asian="12pt" style:font-weight-asian="normal" style:font-size-complex="12pt" style:font-weight-complex="normal" fo:hyphenate="false" fo:hyphenation-remain-char-count="2" fo:hyphenation-push-char-count="2"/>
    </style:style>
    <style:style style:name="P22" style:family="paragraph" style:parent-style-name="Standard">
      <style:text-properties style:font-name="Times New Roman1" fo:font-size="12pt" fo:font-weight="normal" officeooo:rsid="0015131f" officeooo:paragraph-rsid="002899d7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Times New Roman1" fo:font-size="12pt" fo:font-weight="normal" officeooo:paragraph-rsid="0028d527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Times New Roman1" fo:font-size="12pt" fo:font-weight="normal" officeooo:rsid="0039f94d" officeooo:paragraph-rsid="0028d527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Times New Roman1" fo:font-size="12pt" fo:letter-spacing="-0.004cm" fo:font-weight="normal" officeooo:rsid="00a74965" officeooo:paragraph-rsid="002899d7" style:font-size-asian="12pt" style:font-weight-asian="normal" style:font-size-complex="12pt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indent="-0.801cm" style:auto-text-indent="false" style:page-number="auto" fo:background-color="transparent"/>
      <style:text-properties style:font-name="Times New Roman1" fo:font-size="12pt" fo:font-weight="normal" officeooo:rsid="0015131f" officeooo:paragraph-rsid="002899d7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1.251cm" fo:margin-right="0cm" fo:text-indent="1.251cm" style:auto-text-indent="false"/>
      <style:text-properties style:font-name="Times New Roman1" fo:font-size="12pt" fo:font-weight="normal" officeooo:paragraph-rsid="002ee4f6" style:font-size-asian="12pt" style:font-weight-asian="normal" style:font-size-complex="12pt" style:font-weight-complex="normal"/>
    </style:style>
    <style:style style:name="P28" style:family="paragraph" style:parent-style-name="Table_20_Contents">
      <style:text-properties style:font-name="Times New Roman1" fo:font-size="12pt" fo:letter-spacing="-0.004cm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P29" style:family="paragraph" style:parent-style-name="Table_20_Contents">
      <style:text-properties style:font-name="Times New Roman1" fo:font-size="12pt" fo:letter-spacing="-0.004cm" fo:font-weight="normal" officeooo:rsid="00a74965" officeooo:paragraph-rsid="002899d7" style:font-size-asian="12pt" style:font-weight-asian="normal" style:font-size-complex="12pt" style:font-weight-complex="normal"/>
    </style:style>
    <style:style style:name="P30" style:family="paragraph" style:parent-style-name="Table_20_Contents">
      <style:text-properties style:font-name="Times New Roman1" fo:font-size="12pt" fo:letter-spacing="-0.004cm" fo:font-style="italic" fo:font-weight="normal" officeooo:rsid="00a74965" officeooo:paragraph-rsid="002899d7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Table_20_Contents">
      <style:text-properties style:font-name="Times New Roman1" fo:font-size="12pt" fo:letter-spacing="-0.004cm" fo:font-style="italic" fo:font-weight="normal" officeooo:rsid="00a74965" officeooo:paragraph-rsid="002acb84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Table_20_Contents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2d6382" officeooo:paragraph-rsid="002d6382" style:font-size-asian="12pt" style:font-weight-asian="normal" style:font-size-complex="12pt" style:font-weight-complex="normal"/>
    </style:style>
    <style:style style:name="P34" style:family="paragraph" style:parent-style-name="Table_20_Contents">
      <style:text-properties style:font-name="Times New Roman1" fo:font-size="12pt" fo:font-weight="normal" officeooo:paragraph-rsid="0026f631" style:font-size-asian="12pt" style:font-weight-asian="normal" style:font-size-complex="12pt" style:font-weight-complex="normal"/>
    </style:style>
    <style:style style:name="P35" style:family="paragraph" style:parent-style-name="Table_20_Contents">
      <style:text-properties style:font-name="Times New Roman1" fo:font-size="12pt" fo:font-weight="normal" officeooo:paragraph-rsid="002ee4f6" style:font-size-asian="12pt" style:font-weight-asian="normal" style:font-size-complex="12pt" style:font-weight-complex="normal"/>
    </style:style>
    <style:style style:name="P36" style:family="paragraph" style:parent-style-name="Table_20_Contents">
      <style:text-properties style:font-name="Times New Roman1" fo:font-size="12pt" fo:font-weight="normal" officeooo:paragraph-rsid="0026a8ba" style:font-size-asian="12pt" style:font-weight-asian="normal" style:font-size-complex="12pt" style:font-weight-complex="normal"/>
    </style:style>
    <style:style style:name="P37" style:family="paragraph" style:parent-style-name="Table_20_Contents">
      <style:text-properties style:font-name="Times New Roman1" fo:font-size="12pt" fo:font-weight="normal" officeooo:paragraph-rsid="002899d7" style:font-size-asian="12pt" style:font-weight-asian="normal" style:font-size-complex="12pt" style:font-weight-complex="normal"/>
    </style:style>
    <style:style style:name="P38" style:family="paragraph" style:parent-style-name="Table_20_Contents">
      <style:text-properties style:font-name="Times New Roman1" fo:font-size="12pt" fo:font-weight="normal" officeooo:rsid="0015131f" officeooo:paragraph-rsid="002899d7" style:font-size-asian="12pt" style:font-weight-asian="normal" style:font-size-complex="12pt" style:font-weight-complex="normal"/>
    </style:style>
    <style:style style:name="P39" style:family="paragraph" style:parent-style-name="Table_20_Contents">
      <style:text-properties style:font-name="Times New Roman1" fo:font-size="12pt" fo:font-weight="normal" officeooo:paragraph-rsid="002fd13d" style:font-size-asian="12pt" style:font-weight-asian="normal" style:font-size-complex="12pt" style:font-weight-complex="normal"/>
    </style:style>
    <style:style style:name="P40" style:family="paragraph" style:parent-style-name="Table_20_Contents">
      <style:text-properties style:font-name="Times New Roman1" fo:font-size="12pt" fo:font-weight="normal" style:font-size-asian="12pt" style:font-weight-asian="normal" style:font-name-complex="Times New Roman1" style:font-size-complex="12pt" style:font-weight-complex="normal"/>
    </style:style>
    <style:style style:name="P41" style:family="paragraph" style:parent-style-name="Table_20_Contents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2" style:family="paragraph" style:parent-style-name="Table_20_Contents">
      <style:text-properties style:font-name="Times New Roman1" fo:font-size="12pt" fo:font-style="italic" fo:font-weight="normal" officeooo:paragraph-rsid="002899d7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Table_20_Contents">
      <style:text-properties style:font-name="Times New Roman1" fo:font-size="12pt" fo:font-style="italic" fo:font-weight="normal" officeooo:rsid="0015131f" officeooo:paragraph-rsid="002899d7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Table_20_Contents">
      <style:text-properties style:font-name="Times New Roman1" fo:font-size="12pt" officeooo:paragraph-rsid="002ee4f6" style:font-size-asian="12pt" style:font-size-complex="12pt"/>
    </style:style>
    <style:style style:name="P45" style:family="paragraph" style:parent-style-name="Table_20_Contents" style:master-page-name="">
      <loext:graphic-properties draw:fill="none"/>
      <style:paragraph-properties fo:margin-left="0cm" fo:margin-right="-0.6cm" fo:text-indent="0cm" style:auto-text-indent="false" style:page-number="auto" fo:background-color="transparent" text:number-lines="false" text:line-number="0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46" style:family="paragraph" style:parent-style-name="Table_20_Contents">
      <style:text-properties style:font-name="Times New Roman1" fo:font-size="12pt" fo:letter-spacing="-0.005cm" fo:font-style="normal" fo:font-weight="normal" officeooo:rsid="00a0756a" officeooo:paragraph-rsid="002899d7" style:font-size-asian="12pt" style:font-style-asian="normal" style:font-weight-asian="normal" style:font-name-complex="Times New Roman" style:font-size-complex="12pt" style:font-weight-complex="normal"/>
    </style:style>
    <style:style style:name="T1" style:family="text">
      <style:text-properties fo:letter-spacing="-0.002cm" fo:font-style="normal" style:font-style-asian="normal" style:font-name-complex="Times New Roman"/>
    </style:style>
    <style:style style:name="T2" style:family="text">
      <style:text-properties fo:letter-spacing="-0.002cm" style:font-name-complex="Times New Roman"/>
    </style:style>
    <style:style style:name="T3" style:family="text">
      <style:text-properties fo:letter-spacing="-0.002cm" style:font-name-complex="Times New Roman1"/>
    </style:style>
    <style:style style:name="T4" style:family="text">
      <style:text-properties fo:letter-spacing="-0.004cm"/>
    </style:style>
    <style:style style:name="T5" style:family="text">
      <style:text-properties fo:letter-spacing="-0.004cm" fo:font-style="normal" style:font-style-asian="normal"/>
    </style:style>
    <style:style style:name="T6" style:family="text">
      <style:text-properties fo:letter-spacing="-0.004cm" fo:font-style="normal" style:font-style-asian="normal" style:font-name-complex="Times New Roman"/>
    </style:style>
    <style:style style:name="T7" style:family="text">
      <style:text-properties fo:letter-spacing="-0.004cm" fo:font-style="normal" officeooo:rsid="0026f631" style:font-style-asian="normal" style:font-name-complex="Times New Roman"/>
    </style:style>
    <style:style style:name="T8" style:family="text">
      <style:text-properties fo:letter-spacing="-0.004cm" style:font-name-complex="Times New Roman"/>
    </style:style>
    <style:style style:name="T9" style:family="text">
      <style:text-properties fo:letter-spacing="-0.004cm" style:font-name-complex="Times New Roman1"/>
    </style:style>
    <style:style style:name="T10" style:family="text">
      <style:text-properties fo:letter-spacing="-0.004cm" fo:font-weight="bold" style:font-weight-asian="bold" style:font-weight-complex="bold"/>
    </style:style>
    <style:style style:name="T11" style:family="text">
      <style:text-properties fo:letter-spacing="-0.004cm" officeooo:rsid="00fad26b"/>
    </style:style>
    <style:style style:name="T12" style:family="text">
      <style:text-properties fo:letter-spacing="-0.004cm" officeooo:rsid="00bfc4bb"/>
    </style:style>
    <style:style style:name="T13" style:family="text">
      <style:text-properties fo:letter-spacing="-0.005cm"/>
    </style:style>
    <style:style style:name="T14" style:family="text">
      <style:text-properties fo:letter-spacing="-0.005cm" fo:font-style="normal" style:font-style-asian="normal"/>
    </style:style>
    <style:style style:name="T15" style:family="text">
      <style:text-properties fo:letter-spacing="-0.005cm" fo:font-style="normal" style:font-style-asian="normal" style:font-name-complex="Times New Roman"/>
    </style:style>
    <style:style style:name="T16" style:family="text">
      <style:text-properties fo:letter-spacing="-0.005cm" fo:font-style="normal" officeooo:rsid="00a0756a" style:font-style-asian="normal" style:font-name-complex="Times New Roman"/>
    </style:style>
    <style:style style:name="T17" style:family="text">
      <style:text-properties fo:letter-spacing="-0.005cm" fo:font-style="normal" style:text-underline-style="none" officeooo:rsid="00a0756a" style:font-style-asian="normal" style:font-name-complex="Times New Roman"/>
    </style:style>
    <style:style style:name="T18" style:family="text">
      <style:text-properties fo:letter-spacing="-0.005cm" style:font-name-complex="Times New Roman"/>
    </style:style>
    <style:style style:name="T19" style:family="text">
      <style:text-properties fo:letter-spacing="-0.005cm" style:font-name-complex="Times New Roman1"/>
    </style:style>
    <style:style style:name="T20" style:family="text">
      <style:text-properties fo:letter-spacing="-0.009cm" fo:font-style="normal" style:font-style-asian="normal"/>
    </style:style>
    <style:style style:name="T21" style:family="text">
      <style:text-properties fo:letter-spacing="-0.009cm" fo:font-style="normal" style:font-style-asian="normal" style:font-name-complex="Times New Roman"/>
    </style:style>
    <style:style style:name="T22" style:family="text">
      <style:text-properties fo:letter-spacing="-0.009cm" style:font-name-complex="Times New Roman"/>
    </style:style>
    <style:style style:name="T23" style:family="text">
      <style:text-properties fo:letter-spacing="0.004cm" fo:font-style="normal" style:font-style-asian="normal"/>
    </style:style>
    <style:style style:name="T24" style:family="text">
      <style:text-properties fo:letter-spacing="0.004cm" fo:font-style="normal" style:font-style-asian="normal" style:font-name-complex="Times New Roman"/>
    </style:style>
    <style:style style:name="T25" style:family="text">
      <style:text-properties fo:letter-spacing="0.004cm" fo:font-style="normal" style:font-style-asian="normal" style:font-name-complex="Times New Roman2"/>
    </style:style>
    <style:style style:name="T26" style:family="text">
      <style:text-properties fo:letter-spacing="0.004cm" fo:font-style="normal" fo:font-weight="normal" style:font-style-asian="normal" style:font-weight-asian="normal" style:font-name-complex="Times New Roman" style:font-weight-complex="normal"/>
    </style:style>
    <style:style style:name="T27" style:family="text">
      <style:text-properties fo:letter-spacing="0.004cm" fo:font-style="normal" style:text-underline-style="none" fo:font-weight="normal" style:font-style-asian="normal" style:font-weight-asian="normal" style:font-name-complex="Times New Roman" style:font-weight-complex="normal"/>
    </style:style>
    <style:style style:name="T28" style:family="text">
      <style:text-properties fo:letter-spacing="0.004cm" fo:font-style="normal" style:text-underline-style="none" style:font-style-asian="normal" style:font-name-complex="Times New Roman"/>
    </style:style>
    <style:style style:name="T29" style:family="text">
      <style:text-properties fo:letter-spacing="0.004cm" style:font-name-complex="Times New Roman1"/>
    </style:style>
    <style:style style:name="T30" style:family="text">
      <style:text-properties fo:letter-spacing="-0.014cm"/>
    </style:style>
    <style:style style:name="T31" style:family="text">
      <style:text-properties fo:letter-spacing="-0.014cm" style:font-name-complex="Times New Roman1"/>
    </style:style>
    <style:style style:name="T32" style:family="text">
      <style:text-properties fo:letter-spacing="-0.014cm" fo:font-style="normal" style:font-style-asian="normal" style:font-name-complex="Times New Roman"/>
    </style:style>
    <style:style style:name="T33" style:family="text">
      <style:text-properties fo:letter-spacing="-0.095cm" fo:font-style="normal" style:font-style-asian="normal" style:font-name-complex="Times New Roman"/>
    </style:style>
    <style:style style:name="T34" style:family="text">
      <style:text-properties fo:letter-spacing="-0.095cm" fo:font-style="normal" style:font-style-asian="normal" style:font-name-complex="Times New Roman2"/>
    </style:style>
    <style:style style:name="T35" style:family="text">
      <style:text-properties fo:letter-spacing="-0.095cm" fo:font-style="normal" fo:font-weight="normal" style:font-style-asian="normal" style:font-weight-asian="normal" style:font-name-complex="Times New Roman" style:font-weight-complex="normal"/>
    </style:style>
    <style:style style:name="T36" style:family="text">
      <style:text-properties fo:letter-spacing="-0.095cm" fo:font-style="normal" style:text-underline-style="none" fo:font-weight="normal" style:font-style-asian="normal" style:font-weight-asian="normal" style:font-name-complex="Times New Roman" style:font-weight-complex="normal"/>
    </style:style>
    <style:style style:name="T37" style:family="text">
      <style:text-properties fo:letter-spacing="-0.095cm" fo:font-style="normal" style:text-underline-style="none" style:font-style-asian="normal" style:font-name-complex="Times New Roman"/>
    </style:style>
    <style:style style:name="T38" style:family="text">
      <style:text-properties fo:letter-spacing="0.002cm"/>
    </style:style>
    <style:style style:name="T39" style:family="text">
      <style:text-properties fo:letter-spacing="0.002cm" fo:font-style="normal" style:font-style-asian="normal"/>
    </style:style>
    <style:style style:name="T40" style:family="text">
      <style:text-properties fo:letter-spacing="0.002cm" fo:font-style="normal" style:font-style-asian="normal" style:font-name-complex="Times New Roman"/>
    </style:style>
    <style:style style:name="T41" style:family="text">
      <style:text-properties fo:letter-spacing="0.002cm" style:font-name-complex="Times New Roman"/>
    </style:style>
    <style:style style:name="T42" style:family="text">
      <style:text-properties fo:letter-spacing="0.002cm" fo:font-weight="bold" style:font-weight-asian="bold" style:font-weight-complex="bold"/>
    </style:style>
    <style:style style:name="T43" style:family="text">
      <style:text-properties fo:letter-spacing="0.002cm" fo:font-weight="bold" officeooo:rsid="00fad26b" style:font-weight-asian="bold" style:font-weight-complex="bold"/>
    </style:style>
    <style:style style:name="T44" style:family="text">
      <style:text-properties fo:letter-spacing="0.007cm"/>
    </style:style>
    <style:style style:name="T45" style:family="text">
      <style:text-properties fo:letter-spacing="0.007cm" fo:font-style="normal" style:font-style-asian="normal"/>
    </style:style>
    <style:style style:name="T46" style:family="text">
      <style:text-properties fo:letter-spacing="0.007cm" fo:font-style="normal" style:font-style-asian="normal" style:font-name-complex="Times New Roman"/>
    </style:style>
    <style:style style:name="T47" style:family="text">
      <style:text-properties fo:letter-spacing="0.007cm" style:font-name-complex="Times New Roman"/>
    </style:style>
    <style:style style:name="T48" style:family="text">
      <style:text-properties fo:letter-spacing="0.011cm" fo:font-style="normal" style:font-style-asian="normal"/>
    </style:style>
    <style:style style:name="T49" style:family="text">
      <style:text-properties fo:letter-spacing="0.011cm" fo:font-style="normal" style:font-style-asian="normal" style:font-name-complex="Times New Roman"/>
    </style:style>
    <style:style style:name="T50" style:family="text">
      <style:text-properties fo:font-style="normal" style:font-style-asian="normal"/>
    </style:style>
    <style:style style:name="T51" style:family="text">
      <style:text-properties fo:font-style="normal" style:font-style-asian="normal" style:font-name-complex="Times New Roman"/>
    </style:style>
    <style:style style:name="T52" style:family="text">
      <style:text-properties fo:font-style="normal" officeooo:rsid="002ee4f6" style:font-style-asian="normal" style:font-name-complex="Times New Roman"/>
    </style:style>
    <style:style style:name="T53" style:family="text">
      <style:text-properties fo:font-style="normal" style:font-style-asian="normal" style:font-name-complex="Times New Roman2"/>
    </style:style>
    <style:style style:name="T54" style:family="text">
      <style:text-properties fo:font-style="normal" officeooo:rsid="002ee4f6" style:font-style-asian="normal" style:font-name-complex="Times New Roman2"/>
    </style:style>
    <style:style style:name="T55" style:family="text">
      <style:text-properties fo:font-style="normal" fo:font-weight="normal" style:font-style-asian="normal" style:font-weight-asian="normal" style:font-name-complex="Times New Roman" style:font-weight-complex="normal"/>
    </style:style>
    <style:style style:name="T56" style:family="text">
      <style:text-properties fo:font-style="normal" style:text-underline-style="none" fo:font-weight="normal" style:font-style-asian="normal" style:font-weight-asian="normal" style:font-name-complex="Times New Roman" style:font-weight-complex="normal"/>
    </style:style>
    <style:style style:name="T57" style:family="text">
      <style:text-properties fo:font-style="normal" style:text-underline-style="none" style:font-style-asian="normal" style:font-name-complex="Times New Roman"/>
    </style:style>
    <style:style style:name="T58" style:family="text">
      <style:text-properties fo:letter-spacing="-0.113cm" fo:font-style="normal" style:font-style-asian="normal"/>
    </style:style>
    <style:style style:name="T59" style:family="text">
      <style:text-properties style:font-name-complex="Times New Roman"/>
    </style:style>
    <style:style style:name="T60" style:family="text">
      <style:text-properties fo:letter-spacing="0.009cm" style:font-name-complex="Times New Roman"/>
    </style:style>
    <style:style style:name="T61" style:family="text">
      <style:text-properties fo:letter-spacing="0.009cm" officeooo:rsid="0026a8ba" style:font-name-complex="Times New Roman"/>
    </style:style>
    <style:style style:name="T62" style:family="text">
      <style:text-properties fo:letter-spacing="0.009cm" style:font-name-complex="Times New Roman1"/>
    </style:style>
    <style:style style:name="T63" style:family="text">
      <style:text-properties fo:letter-spacing="0.009cm" officeooo:rsid="0026a8ba" style:font-name-complex="Times New Roman1"/>
    </style:style>
    <style:style style:name="T64" style:family="text">
      <style:text-properties fo:letter-spacing="-0.12cm" fo:font-style="normal" style:font-style-asian="normal" style:font-name-complex="Times New Roman"/>
    </style:style>
    <style:style style:name="T65" style:family="text">
      <style:text-properties fo:letter-spacing="-0.034cm" style:font-name-complex="Times New Roman1"/>
    </style:style>
    <style:style style:name="T66" style:family="text">
      <style:text-properties officeooo:rsid="00a9bab6"/>
    </style:style>
    <style:style style:name="T67" style:family="text">
      <style:text-properties officeooo:rsid="00d90b55"/>
    </style:style>
    <style:style style:name="T68" style:family="text">
      <style:text-properties officeooo:rsid="003687a2"/>
    </style:style>
    <style:style style:name="T69" style:family="text">
      <style:text-properties officeooo:rsid="00374714"/>
    </style:style>
    <style:style style:name="T70" style:family="text">
      <style:text-properties officeooo:rsid="0039f94d"/>
    </style:style>
    <style:style style:name="T71" style:family="text">
      <style:text-properties style:font-name-complex="Times New Roman1"/>
    </style:style>
    <style:style style:name="T72" style:family="text">
      <style:text-properties officeooo:rsid="00d5e9ec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officeooo:rsid="0013745e" style:font-weight-asian="bold" style:font-weight-complex="bold"/>
    </style:style>
    <style:style style:name="T75" style:family="text">
      <style:text-properties fo:font-weight="bold" officeooo:rsid="002899d7" style:font-weight-asian="bold" style:font-weight-complex="bold"/>
    </style:style>
    <style:style style:name="T76" style:family="text">
      <style:text-properties fo:font-weight="bold" officeooo:rsid="00f8521f" style:font-weight-asian="bold" style:font-weight-complex="bold"/>
    </style:style>
    <style:style style:name="T77" style:family="text">
      <style:text-properties fo:font-weight="bold" officeooo:rsid="00fad26b" style:font-weight-asian="bold" style:font-weight-complex="bold"/>
    </style:style>
    <style:style style:name="T78" style:family="text">
      <style:text-properties fo:font-weight="bold" officeooo:rsid="00fb8c2b" style:font-weight-asian="bold" style:font-weight-complex="bold"/>
    </style:style>
    <style:style style:name="T79" style:family="text">
      <style:text-properties officeooo:rsid="0013745e"/>
    </style:style>
    <style:style style:name="T80" style:family="text">
      <style:text-properties officeooo:rsid="00f8521f"/>
    </style:style>
    <style:style style:name="T81" style:family="text">
      <style:text-properties officeooo:rsid="00a8d330"/>
    </style:style>
    <style:style style:name="T82" style:family="text">
      <style:text-properties officeooo:rsid="00f8f03f"/>
    </style:style>
    <style:style style:name="T83" style:family="text">
      <style:text-properties officeooo:rsid="00fad26b"/>
    </style:style>
    <style:style style:name="T84" style:family="text">
      <style:text-properties officeooo:rsid="00a9ccbb"/>
    </style:style>
    <style:style style:name="T85" style:family="text">
      <style:text-properties fo:letter-spacing="-0.109cm" fo:font-weight="bold" style:font-weight-asian="bold" style:font-weight-complex="bold"/>
    </style:style>
    <style:style style:name="T86" style:family="text">
      <style:text-properties officeooo:rsid="00c0ee4c"/>
    </style:style>
    <style:style style:name="T87" style:family="text">
      <style:text-properties officeooo:rsid="00b3e7ea"/>
    </style:style>
    <style:style style:name="T88" style:family="text">
      <style:text-properties officeooo:rsid="00b2d90d"/>
    </style:style>
    <style:style style:name="T89" style:family="text">
      <style:text-properties officeooo:rsid="00dc3b3e"/>
    </style:style>
    <style:style style:name="T90" style:family="text">
      <style:text-properties officeooo:rsid="00c7cf10"/>
    </style:style>
    <style:style style:name="T91" style:family="text">
      <style:text-properties officeooo:rsid="00d909fb"/>
    </style:style>
    <style:style style:name="T92" style:family="text">
      <style:text-properties officeooo:rsid="00c8900e"/>
    </style:style>
    <style:style style:name="T93" style:family="text">
      <style:text-properties officeooo:rsid="007f0c81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officeooo:rsid="0013745e" style:font-style-asian="italic" style:font-style-complex="italic"/>
    </style:style>
    <style:style style:name="T96" style:family="text">
      <style:text-properties fo:font-style="italic" officeooo:rsid="00f8521f" style:font-style-asian="italic" style:font-style-complex="italic"/>
    </style:style>
    <style:style style:name="T97" style:family="text">
      <style:text-properties fo:font-style="italic" officeooo:rsid="00f8f03f" style:font-style-asian="italic" style:font-style-complex="italic"/>
    </style:style>
    <style:style style:name="T98" style:family="text">
      <style:text-properties fo:font-style="italic" officeooo:rsid="00a9bab6" style:font-style-asian="italic" style:font-style-complex="italic"/>
    </style:style>
    <style:style style:name="T99" style:family="text">
      <style:text-properties fo:font-style="italic" officeooo:rsid="00fad26b" style:font-style-asian="italic" style:font-style-complex="italic"/>
    </style:style>
    <style:style style:name="T100" style:family="text">
      <style:text-properties fo:font-style="italic" officeooo:rsid="00b3e7ea" style:font-style-asian="italic" style:font-style-complex="italic"/>
    </style:style>
    <style:style style:name="T101" style:family="text">
      <style:text-properties fo:font-style="italic" officeooo:rsid="00bfc4bb" style:font-style-asian="italic" style:font-style-complex="italic"/>
    </style:style>
    <style:style style:name="T102" style:family="text">
      <style:text-properties fo:font-style="italic" officeooo:rsid="00c7cf10" style:font-style-asian="italic" style:font-style-complex="italic"/>
    </style:style>
    <style:style style:name="T103" style:family="text">
      <style:text-properties fo:font-style="italic" officeooo:rsid="00a74965" style:font-style-asian="italic" style:font-style-complex="italic"/>
    </style:style>
    <style:style style:name="T104" style:family="text">
      <style:text-properties fo:font-style="italic" officeooo:rsid="00d90b55" style:font-style-asian="italic" style:font-style-complex="italic"/>
    </style:style>
    <style:style style:name="T105" style:family="text">
      <style:text-properties fo:font-style="italic" officeooo:rsid="00fb8c2b" style:font-style-asian="italic" style:font-style-complex="italic"/>
    </style:style>
    <style:style style:name="T106" style:family="text">
      <style:text-properties fo:font-style="italic" style:font-style-asian="italic" style:font-name-complex="Times New Roman" style:font-style-complex="italic"/>
    </style:style>
    <style:style style:name="T107" style:family="text">
      <style:text-properties fo:font-style="italic" officeooo:rsid="00fad26b" style:font-style-asian="italic" style:font-name-complex="Times New Roman" style:font-style-complex="italic"/>
    </style:style>
    <style:style style:name="T108" style:family="text">
      <style:text-properties officeooo:rsid="00a74965"/>
    </style:style>
    <style:style style:name="T109" style:family="text">
      <style:text-properties officeooo:rsid="001e7eab"/>
    </style:style>
    <style:style style:name="T110" style:family="text">
      <style:text-properties fo:letter-spacing="-0.012cm" fo:font-style="normal" style:font-style-asian="normal" style:font-name-complex="Times New Roman"/>
    </style:style>
    <style:style style:name="T111" style:family="text">
      <style:text-properties fo:letter-spacing="-0.011cm" fo:font-style="normal" style:font-style-asian="normal" style:font-name-complex="Times New Roman"/>
    </style:style>
    <style:style style:name="T112" style:family="text">
      <style:text-properties fo:letter-spacing="-0.016cm" fo:font-style="normal" style:font-style-asian="normal" style:font-name-complex="Times New Roman"/>
    </style:style>
    <style:style style:name="T113" style:family="text">
      <style:text-properties fo:letter-spacing="-0.118cm" fo:font-style="normal" style:font-style-asian="normal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TABLE OF CONTENTS</text:p>
      <text:p text:style-name="P33"/>
      <text:p text:style-name="P41">1. INTRODUCTION</text:p>
      <text:p text:style-name="P32"><text:span text:style-name="T59"><text:tab/>1</text:span><text:span text:style-name="T41">.</text:span><text:span text:style-name="T59">1</text:span><text:span text:style-name="T47"> </text:span><text:span text:style-name="T18">P</text:span><text:span text:style-name="T2">u</text:span><text:span text:style-name="T8">r</text:span><text:span text:style-name="T22">p</text:span><text:span text:style-name="T8">o</text:span><text:span text:style-name="T2">s</text:span><text:span text:style-name="T59">e -----------------------------------------------------------------------------</text:span></text:p>
      <text:p text:style-name="P34"><text:span text:style-name="T59"><text:tab/>1</text:span><text:span text:style-name="T41">.</text:span><text:span text:style-name="T59">2</text:span><text:span text:style-name="T47"> </text:span><text:span text:style-name="T2">S</text:span><text:span text:style-name="T8">co</text:span><text:span text:style-name="T18">p</text:span><text:span text:style-name="T59">e -------------------------------------------------------------------------------</text:span></text:p>
      <text:p text:style-name="P34"><text:span text:style-name="T51"><text:tab/>1</text:span><text:span text:style-name="T40">.</text:span><text:span text:style-name="T51">3</text:span><text:span text:style-name="T46"> </text:span><text:span text:style-name="T51">D</text:span><text:span text:style-name="T6">e</text:span><text:span text:style-name="T15">f</text:span><text:span text:style-name="T6">i</text:span><text:span text:style-name="T15">n</text:span><text:span text:style-name="T51">i</text:span><text:span text:style-name="T15">t</text:span><text:span text:style-name="T6">io</text:span><text:span text:style-name="T15">n</text:span><text:span text:style-name="T1">s</text:span><text:span text:style-name="T51">, Acronyms and Abbreviations ------------------------------------</text:span></text:p>
      <text:p text:style-name="P34"><text:span text:style-name="T109"><text:tab/>1.4 </text:span>R<text:span text:style-name="T4">e</text:span><text:span text:style-name="T13">f</text:span>e<text:span text:style-name="T30">r</text:span><text:span text:style-name="T4">e</text:span><text:span text:style-name="T13">n</text:span>c<text:span text:style-name="T4">e</text:span>s <text:span text:style-name="T59">-------------------------------------------------------------------------</text:span></text:p>
      <text:p text:style-name="P34"><text:span text:style-name="T1"><text:tab/>1.4.1 A</text:span><text:span text:style-name="T6">pp</text:span><text:span text:style-name="T110">l</text:span><text:span text:style-name="T15">i</text:span><text:span text:style-name="T21">c</text:span><text:span text:style-name="T15">a</text:span><text:span text:style-name="T111">b</text:span><text:span text:style-name="T15">l</text:span><text:span text:style-name="T51">e</text:span><text:span text:style-name="T112"> </text:span><text:span text:style-name="T24">D</text:span><text:span text:style-name="T51">oc</text:span><text:span text:style-name="T6">u</text:span><text:span text:style-name="T15">me</text:span><text:span text:style-name="T51">n</text:span><text:span text:style-name="T15">t</text:span><text:span text:style-name="T51">s --------------------------------------------------------</text:span></text:p>
      <text:p text:style-name="P34"><text:span text:style-name="T51"><text:tab/>1</text:span><text:span text:style-name="T40">.</text:span><text:span text:style-name="T51">5</text:span><text:span text:style-name="T46"> </text:span><text:span text:style-name="T1">P</text:span><text:span text:style-name="T32">r</text:span><text:span text:style-name="T6">o</text:span><text:span text:style-name="T15">du</text:span><text:span text:style-name="T6">c</text:span><text:span text:style-name="T51">t</text:span><text:span text:style-name="T113"> <text:s text:c="2"/></text:span><text:span text:style-name="T6">Overvie</text:span><text:span text:style-name="T7">w -----------------------------------------------------------------</text:span></text:p>
      <text:p text:style-name="P28"/>
      <text:p text:style-name="P41"><text:span text:style-name="T59">2. </text:span><text:span text:style-name="T60"><text:s/></text:span><text:span text:style-name="T61">SPECIFIC REQUIREMENTS</text:span></text:p>
      <text:p text:style-name="P34"><text:span text:style-name="T51"><text:tab/>2</text:span><text:span text:style-name="T40">.</text:span><text:span text:style-name="T51">1</text:span><text:span text:style-name="T46"> </text:span><text:span text:style-name="T1">E</text:span><text:span text:style-name="T51">x</text:span><text:span text:style-name="T15">t</text:span><text:span text:style-name="T51">e</text:span><text:span text:style-name="T6">r</text:span><text:span text:style-name="T15">n</text:span><text:span text:style-name="T6">a</text:span><text:span text:style-name="T51">l </text:span><text:span text:style-name="T1">In</text:span><text:span text:style-name="T15">t</text:span><text:span text:style-name="T51">e</text:span><text:span text:style-name="T6">r</text:span><text:span text:style-name="T15">f</text:span><text:span text:style-name="T6">a</text:span><text:span text:style-name="T51">ce R</text:span><text:span text:style-name="T6">e</text:span><text:span text:style-name="T15">qu</text:span><text:span text:style-name="T6">i</text:span><text:span text:style-name="T21">r</text:span><text:span text:style-name="T15">ement</text:span><text:span text:style-name="T51">s </text:span></text:p>
      <text:p text:style-name="P34"><text:span text:style-name="T51"><text:tab/><text:tab/>2.</text:span><text:span text:style-name="T24">1</text:span><text:span text:style-name="T51">.1 </text:span><text:span text:style-name="T33"><text:s/></text:span><text:span text:style-name="T51">User Interfaces -------------------------------------------------------</text:span></text:p>
      <text:p text:style-name="P34"><text:span text:style-name="T51"><text:tab/><text:tab/>2.</text:span><text:span text:style-name="T24">1</text:span><text:span text:style-name="T51">.2</text:span><text:span text:style-name="T33"> </text:span><text:span text:style-name="T51"><text:s/>Hardware Interfaces -------------------------------------------------</text:span></text:p>
      <text:p text:style-name="P44"><text:span text:style-name="T55"><text:tab/> <text:s text:c="7"/><text:tab/>2.</text:span><text:span text:style-name="T26">1</text:span><text:span text:style-name="T55">.3</text:span><text:span text:style-name="T35"> </text:span><text:span text:style-name="T55"><text:s/>Software Interfaces --------------------------------------------------</text:span></text:p>
      <text:p text:style-name="P44"><text:span text:style-name="T56"><text:tab/><text:tab/></text:span><text:bookmark-start text:name="_Toc413316054"/><text:span text:style-name="T56">2.</text:span><text:span text:style-name="T27">1</text:span><text:span text:style-name="T56">.4</text:span><text:span text:style-name="T36"> </text:span><text:bookmark-end text:name="_Toc413316054"/><text:span text:style-name="T56"><text:s/>Communication Protocols ------------------------------------------</text:span></text:p>
      <text:p text:style-name="P35"><text:span text:style-name="T51"><text:tab/><text:tab/></text:span><text:bookmark-start text:name="_Toc413316055"/><text:span text:style-name="T57">2.</text:span><text:span text:style-name="T28">1</text:span><text:span text:style-name="T57">.5</text:span><text:span text:style-name="T37"> </text:span><text:bookmark-end text:name="_Toc413316055"/><text:span text:style-name="T57"><text:s/>Memory Constraints ------------------------------------------------</text:span></text:p>
      <text:p text:style-name="P27"><text:span text:style-name="T53">2.</text:span><text:span text:style-name="T25">1</text:span><text:span text:style-name="T53">.</text:span><text:span text:style-name="T54">6</text:span><text:span text:style-name="T53"> Operation </text:span><text:span text:style-name="T57">-------------------------------------------------------------</text:span></text:p>
      <text:p text:style-name="P27"><text:span text:style-name="T53">2.</text:span><text:span text:style-name="T25">1</text:span><text:span text:style-name="T53">.7</text:span><text:span text:style-name="T34"> </text:span><text:span text:style-name="T53">Product Function </text:span><text:span text:style-name="T57">------------------------------------------------------</text:span></text:p>
      <text:p text:style-name="P34"><text:span text:style-name="T51"><text:tab/><text:tab/>2.</text:span><text:span text:style-name="T24">1</text:span><text:span text:style-name="T51">.</text:span><text:span text:style-name="T52">8</text:span><text:span text:style-name="T64"> </text:span><text:span text:style-name="T51">Assumptions and Dependencies -----------------------------------</text:span></text:p>
      <text:p text:style-name="P34"><text:span text:style-name="T51"><text:tab/>2</text:span><text:span text:style-name="T40">.</text:span><text:span text:style-name="T51">2</text:span><text:span text:style-name="T46"> </text:span><text:span text:style-name="T15">Software Product Features --------------------------------------------------------</text:span></text:p>
      <text:p text:style-name="P36"><text:tab/>2<text:span text:style-name="T38">.</text:span>3<text:span text:style-name="T44"> </text:span><text:span text:style-name="T13">Software System Attributes</text:span></text:p>
      <text:p text:style-name="P34"><text:span text:style-name="T15"><text:tab/><text:tab/>2.</text:span><text:span text:style-name="T24">3</text:span><text:span text:style-name="T15">.1</text:span><text:span text:style-name="T49"> </text:span><text:span text:style-name="T1">R</text:span><text:span text:style-name="T15">el</text:span><text:span text:style-name="T1">i</text:span><text:span text:style-name="T15">abi</text:span><text:span text:style-name="T1">li</text:span><text:span text:style-name="T15">ty ------------------------------------------------------------------</text:span></text:p>
      <text:p text:style-name="P34"><text:span text:style-name="T71"><text:tab/><text:tab/>2.</text:span><text:span text:style-name="T29">3</text:span><text:span text:style-name="T71">.2</text:span><text:span text:style-name="T31"> </text:span><text:span text:style-name="T65">A</text:span><text:span text:style-name="T71">va</text:span><text:span text:style-name="T19">i</text:span><text:span text:style-name="T3">l</text:span><text:span text:style-name="T9">a</text:span><text:span text:style-name="T71">b</text:span><text:span text:style-name="T3">ili</text:span><text:span text:style-name="T71">ty </text:span><text:span text:style-name="T51">--------------------------------------------------------------</text:span></text:p>
      <text:p text:style-name="P34"><text:span text:style-name="T14"><text:tab/><text:tab/>2.</text:span><text:span text:style-name="T23">3</text:span><text:span text:style-name="T14">.3</text:span><text:span text:style-name="T48"> </text:span><text:span text:style-name="T14">Sec</text:span><text:span text:style-name="T50">u</text:span><text:span text:style-name="T14">r</text:span><text:span text:style-name="T50">i</text:span><text:span text:style-name="T14">ty </text:span><text:span text:style-name="T15">---------------------------------------------------------------------</text:span></text:p>
      <text:p text:style-name="P34"><text:span text:style-name="T14"><text:tab/><text:tab/>2.</text:span><text:span text:style-name="T23">3</text:span><text:span text:style-name="T14">.4</text:span><text:span text:style-name="T48"> </text:span><text:span text:style-name="T14">M</text:span><text:span text:style-name="T23">a</text:span><text:span text:style-name="T50">i</text:span><text:span text:style-name="T23">n</text:span><text:span text:style-name="T14">t</text:span><text:span text:style-name="T23">a</text:span><text:span text:style-name="T50">i</text:span><text:span text:style-name="T14">na</text:span><text:span text:style-name="T23">b</text:span><text:span text:style-name="T14">i</text:span><text:span text:style-name="T50">li</text:span><text:span text:style-name="T14">ty </text:span><text:span text:style-name="T15">------------------------------------------------------------</text:span></text:p>
      <text:p text:style-name="P34"><text:span text:style-name="T14"><text:tab/><text:tab/>2.</text:span><text:span text:style-name="T23">3</text:span><text:span text:style-name="T14">.5</text:span><text:span text:style-name="T48"> </text:span><text:span text:style-name="T14">P</text:span><text:span text:style-name="T5">o</text:span><text:span text:style-name="T14">r</text:span><text:span text:style-name="T5">t</text:span><text:span text:style-name="T14">ab</text:span><text:span text:style-name="T50">ili</text:span><text:span text:style-name="T14">ty </text:span><text:span text:style-name="T15">------------------------------------------------------------------</text:span></text:p>
      <text:p text:style-name="P34"><text:span text:style-name="T14"><text:tab/><text:tab/>2.</text:span><text:span text:style-name="T23">3</text:span><text:span text:style-name="T14">.6</text:span><text:span text:style-name="T48"> </text:span><text:span text:style-name="T14">Per</text:span><text:span text:style-name="T5">fo</text:span><text:span text:style-name="T20">r</text:span><text:span text:style-name="T5">m</text:span><text:span text:style-name="T14">a</text:span><text:span text:style-name="T50">n</text:span><text:span text:style-name="T14">ce </text:span><text:span text:style-name="T15">---------------------------------------------------------------</text:span></text:p>
      <text:p text:style-name="P34"><text:span text:style-name="T14"><text:tab/>2</text:span><text:span text:style-name="T39">.</text:span><text:span text:style-name="T14">4</text:span><text:span text:style-name="T45"> </text:span><text:span text:style-name="T14">Da</text:span><text:span text:style-name="T50">t</text:span><text:span text:style-name="T5">a</text:span><text:span text:style-name="T14">ba</text:span><text:span text:style-name="T50">s</text:span><text:span text:style-name="T14">e</text:span><text:span text:style-name="T58"> </text:span><text:span text:style-name="T5">Re</text:span><text:span text:style-name="T14">qu</text:span><text:span text:style-name="T5">i</text:span><text:span text:style-name="T20">r</text:span><text:span text:style-name="T14">ements </text:span><text:span text:style-name="T15">--------------------------------------------------------------</text:span></text:p>
      <text:p text:style-name="P40"/>
      <text:p text:style-name="P41"><text:span text:style-name="T71">3. </text:span><text:span text:style-name="T62"><text:s/></text:span><text:span text:style-name="T63">FUNCTIONAL REQUIREMENTS</text:span></text:p>
      <text:p text:style-name="P32"><text:tab/>3.1 Use Cases</text:p>
      <text:p text:style-name="P45"><text:tab/><text:tab/><text:span text:style-name="T73">3.1.1. Log In -------------------------------------------------------------------</text:span></text:p>
      <text:p text:style-name="P37"><text:tab/><text:tab/><text:span text:style-name="T75">3.1.1.1 Home </text:span></text:p>
      <text:p text:style-name="P37"><text:tab/><text:tab/><text:span text:style-name="T95">3.1.1.1.1 as SuperAdmin, Admin, Technician----------------------------</text:span></text:p>
      <text:p text:style-name="P42"><text:tab/><text:tab/><text:span text:style-name="T79">3.1.1.1.2 as Client -----------------------------------------------------------</text:span></text:p>
      <text:p text:style-name="P37"><text:span text:style-name="T79"><text:tab/><text:tab/></text:span><text:span text:style-name="T74">3.1.1.2 Announcements</text:span></text:p>
      <text:p text:style-name="P22"><text:tab/><text:tab/>3.1.1.2.1 as SuperAdmin, Admin, Technician</text:p>
      <text:p text:style-name="P26"><text:tab/><text:tab/><text:tab/>3.1.1.2.1.1 Add Announcements </text:p>
      <text:p text:style-name="P38"><text:span text:style-name="T79"><text:tab/><text:tab/></text:span><text:span text:style-name="T95">3.1.1.2.1.1.1 Add Announcement -----------------------------------------</text:span></text:p>
      <text:p text:style-name="P43"><text:span text:style-name="T79"><text:tab/><text:tab/></text:span>3.1.1.2.1.1.2 Reset ----------------------------------------------------------</text:p>
      <text:p text:style-name="P43"><text:tab/><text:tab/>3.1.1.2.1.2 View Announcement ------------------------------------------</text:p>
      <text:p text:style-name="P43"><text:tab/><text:tab/>3.1.1.2.1.2.1 Delete Announcement --------------------------------------</text:p>
      <text:p text:style-name="P38"><text:tab/><text:tab/>3.1.1.2.2 as Client </text:p>
      <text:p text:style-name="P38"><text:tab/><text:tab/><text:span text:style-name="T73">3.1.1.</text:span><text:span text:style-name="T76">3</text:span><text:span text:style-name="T73"> </text:span><text:span text:style-name="T10">Job Requests</text:span></text:p>
      <text:p text:style-name="P21"><text:tab/><text:tab/>3.1.1.<text:span text:style-name="T80">3</text:span>.1 View List of Job Requests</text:p>
      <text:p text:style-name="P29"><text:tab/><text:tab/><text:span text:style-name="T94">3.1.1.</text:span><text:span text:style-name="T96">3</text:span><text:span text:style-name="T94">.1.1 View (According To Status) ----------------------------------</text:span></text:p>
      <text:p text:style-name="P30"><text:tab/><text:tab/><text:span text:style-name="T81">3.1.1.3.1.2 Search Jobs -----------------------------------------------------</text:span></text:p>
      <text:p text:style-name="P31"><text:tab/><text:tab/></text:p>
      <text:p text:style-name="P31"><text:soft-page-break/></text:p>
      <text:p text:style-name="P31"/>
      <text:p text:style-name="P31"/>
      <text:p text:style-name="P31"><text:tab/><text:tab/>3.1.1.<text:span text:style-name="T82">3</text:span>.1.<text:span text:style-name="T66">3</text:span> View Job Requests <text:s/>-------------------------------------------</text:p>
      <text:p text:style-name="P30"><text:tab/><text:tab/>3.1.1.<text:span text:style-name="T82">3</text:span>.1.<text:span text:style-name="T66">3</text:span>.1 Work(s) Done ------------------------------------------------</text:p>
      <text:p text:style-name="P30"><text:tab/><text:tab/>3.1.1.<text:span text:style-name="T82">3</text:span>.1.<text:span text:style-name="T66">3</text:span>.2 Materials Used ----------------------------------------------</text:p>
      <text:p text:style-name="P30"><text:tab/><text:tab/>3.1.1.<text:span text:style-name="T82">3</text:span>.1.<text:span text:style-name="T66">3</text:span>.3 Change Priority ----------------------------------------------</text:p>
      <text:p text:style-name="P25"><text:tab/><text:tab/><text:span text:style-name="T94">3.1.1.</text:span><text:span text:style-name="T97">3</text:span><text:span text:style-name="T94">.1.</text:span><text:span text:style-name="T98">3</text:span><text:span text:style-name="T94">.4 Mark as Done ------------------------------------------------</text:span></text:p>
      <text:p text:style-name="P1"><text:tab/><text:tab/>3.1.1.<text:span text:style-name="T83">3</text:span>.<text:span text:style-name="T84">1.4</text:span> Edit Job Description ----------------------------------------</text:p>
      <text:p text:style-name="P2"><text:tab/><text:tab/>3.1.1.<text:span text:style-name="T83">3</text:span>.1.<text:span text:style-name="T84">5</text:span> Cancel Job Request----------------------------------------</text:p>
      <text:p text:style-name="P2"><text:tab/><text:tab/>3.1.1.<text:span text:style-name="T83">3</text:span>.2. File A Job Request ----------------------------------------</text:p>
      <text:p text:style-name="P19"><text:tab/><text:tab/><text:span text:style-name="T73">3</text:span><text:span text:style-name="T42">.</text:span><text:span text:style-name="T73">1</text:span><text:span text:style-name="T42">.1.</text:span><text:span text:style-name="T43">4</text:span><text:span text:style-name="T42"> </text:span><text:span text:style-name="T85"><text:s/></text:span><text:span text:style-name="T73">View Schedule </text:span></text:p>
      <text:p text:style-name="P23"><text:span text:style-name="T4"><text:tab/><text:tab/>3.1.1.</text:span><text:span text:style-name="T11">4</text:span><text:span text:style-name="T4">.</text:span><text:span text:style-name="T12">1</text:span><text:span text:style-name="T4"> View Job Requests</text:span></text:p>
      <text:p text:style-name="P10"><text:tab/><text:tab/><text:span text:style-name="T94">3.1.1.</text:span><text:span text:style-name="T99">4</text:span><text:span text:style-name="T94">.1.</text:span><text:span text:style-name="T101">1</text:span><text:span text:style-name="T94"> Work(s) Done --------------------------------------------------</text:span></text:p>
      <text:p text:style-name="P2"><text:tab/><text:tab/>3.1.1.<text:span text:style-name="T83">4</text:span>.1.2 Materials Used ------------------------------------------------</text:p>
      <text:p text:style-name="P2"><text:tab/><text:tab/>3.1.1.<text:span text:style-name="T83">4</text:span>.1.<text:span text:style-name="T86">3</text:span> Change Priority ----------------------------------------</text:p>
      <text:p text:style-name="P10"><text:span text:style-name="T106"><text:tab/><text:tab/>3.1.1.</text:span><text:span text:style-name="T107">4</text:span><text:span text:style-name="T106">.1.4 Mark as Done ----------------------------------------</text:span></text:p>
      <text:p text:style-name="P20"><text:tab/><text:tab/><text:span text:style-name="T73">3.1.1.</text:span><text:span text:style-name="T77">5</text:span><text:span text:style-name="T73"> Generate Bill </text:span></text:p>
      <text:p text:style-name="P11"><text:s text:c="25"/><text:span text:style-name="T94">3.1.1.</text:span><text:span text:style-name="T99">5</text:span><text:span text:style-name="T94">.1 Generate </text:span><text:span text:style-name="T100">Bill </text:span><text:span text:style-name="T94">----------------------------------------</text:span></text:p>
      <text:p text:style-name="P12"><text:s text:c="2"/><text:tab/><text:tab/>3.1.1.<text:span text:style-name="T83">5</text:span>.<text:span text:style-name="T88">2</text:span> <text:span text:style-name="T87">Generate Job Request Form</text:span></text:p>
      <text:p text:style-name="P19"><text:tab/><text:tab/><text:span text:style-name="T73">3.1.1.</text:span><text:span text:style-name="T77">6</text:span><text:span text:style-name="T73"> Manage Application</text:span></text:p>
      <text:p text:style-name="P19"><text:tab/><text:tab/>3.1.1.<text:span text:style-name="T83">6</text:span>.<text:span text:style-name="T89">1</text:span> <text:span text:style-name="T89">User Logs</text:span></text:p>
      <text:p text:style-name="P13"><text:s text:c="25"/><text:span text:style-name="T94">3.1.1.</text:span><text:span text:style-name="T99">6</text:span><text:span text:style-name="T94">.1.1 View By Log In/Log Out/Job Actions </text:span><text:span text:style-name="T103">-----------------------</text:span></text:p>
      <text:p text:style-name="P3"><text:s text:c="25"/>3.1.1.<text:span text:style-name="T83">6</text:span>.1.2 View by User <text:span text:style-name="T108">---------------------------------------------------</text:span></text:p>
      <text:p text:style-name="P23"><text:tab/><text:tab/>3.1.1.<text:span text:style-name="T83">6</text:span>.<text:span text:style-name="T72">2</text:span> <text:span text:style-name="T68">Manage</text:span> Accounts</text:p>
      <text:p text:style-name="P14"><text:span text:style-name="T90"><text:s text:c="25"/></text:span><text:span text:style-name="T102">3.1.1.6.2.1 View by User Type </text:span><text:span text:style-name="T103">------------------------------------------------------</text:span></text:p>
      <text:p text:style-name="P4"><text:s text:c="25"/>3.1.1.<text:span text:style-name="T83">6</text:span>.<text:span text:style-name="T91">2</text:span>.1.<text:span text:style-name="T92">1 </text:span>Deactivate/<text:span text:style-name="T93">Activate</text:span> Account <text:span text:style-name="T108">-----------------------------------------</text:span></text:p>
      <text:p text:style-name="P4"><text:s text:c="25"/>3.1.1.<text:span text:style-name="T83">6</text:span>.<text:span text:style-name="T91">2</text:span>.<text:span text:style-name="T92">1.2</text:span> Reset User Password <text:span text:style-name="T108">--------------------------------------------------</text:span></text:p>
      <text:p text:style-name="P5"><text:tab/><text:tab/>3.1.1.<text:span text:style-name="T83">6.2.2</text:span> Create Account <text:span text:style-name="T108">-------------------------------------------------------------</text:span></text:p>
      <text:p text:style-name="P23"><text:tab/><text:tab/>3.1.1.<text:span text:style-name="T83">6</text:span>.<text:span text:style-name="T67">3</text:span> <text:span text:style-name="T68">Manage</text:span> <text:span text:style-name="T69">Work </text:span></text:p>
      <text:p text:style-name="P24"><text:tab/><text:tab/>3.1.1.<text:span text:style-name="T83">6</text:span>.<text:span text:style-name="T67">3</text:span>.1 Manage Selectable Work</text:p>
      <text:p text:style-name="P15"><text:s text:c="12"/><text:tab/><text:tab/><text:span text:style-name="T94">3.1.1.</text:span><text:span text:style-name="T99">6</text:span><text:span text:style-name="T94">.</text:span><text:span text:style-name="T104">3</text:span><text:span text:style-name="T94">.1.1 Edit Selectable Work Details --------------------------------------------</text:span></text:p>
      <text:p text:style-name="P6"><text:tab/><text:tab/>3.1.1.<text:span text:style-name="T83">6</text:span>.<text:span text:style-name="T67">3</text:span>.1.2.a Make Selectable Work Hidden ----------------------------------------</text:p>
      <text:p text:style-name="P6"><text:tab/><text:tab/>3.1.1.<text:span text:style-name="T83">6</text:span>.3.1.2.b Make Selectable Work Visible----------------------------------------</text:p>
      <text:p text:style-name="P8"><text:tab/><text:tab/>3.1.1.<text:span text:style-name="T83">6</text:span>.<text:span text:style-name="T67">3</text:span>.2 Add New Work -------------------------------------------------------------</text:p>
      <text:p text:style-name="P23"><text:tab/><text:tab/>3.1.1.<text:span text:style-name="T83">6</text:span>.<text:span text:style-name="T67">4</text:span> <text:span text:style-name="T68">Manage</text:span> <text:span text:style-name="T70">Materials</text:span></text:p>
      <text:p text:style-name="P24"><text:tab/><text:tab/>3.1.1.<text:span text:style-name="T83">6</text:span>.<text:span text:style-name="T67">4</text:span>.1 Manage Selectable Materials</text:p>
      <text:p text:style-name="P16"><text:tab/><text:tab/><text:span text:style-name="T94">3.1.1.</text:span><text:span text:style-name="T99">6</text:span><text:span text:style-name="T94">.</text:span><text:span text:style-name="T104">4</text:span><text:span text:style-name="T94">.1.1 Edit Selectable Materials Details </text:span><text:span text:style-name="T103">-------------------------------------</text:span></text:p>
      <text:p text:style-name="P7"><text:tab/><text:tab/>3.1.1.<text:span text:style-name="T83">6</text:span>.4.1.2.a Make Selectable Materials Hidden <text:span text:style-name="T108">---------------------------------</text:span></text:p>
      <text:p text:style-name="P7"><text:tab/><text:tab/>3.1.1.<text:span text:style-name="T83">6</text:span>.<text:span text:style-name="T67">4</text:span>.1.2.b Make Selectable Materials Visible <text:span text:style-name="T108">----------------------------------</text:span></text:p>
      <text:p text:style-name="P9"><text:tab/><text:tab/>3.1.1.<text:span text:style-name="T83">6</text:span>.<text:span text:style-name="T67">4</text:span>.2 Add New Materials <text:span text:style-name="T108">---------------------------------------------------------</text:span></text:p>
      <text:p text:style-name="P23"><text:tab/><text:tab/><text:span text:style-name="T73">3.1.1.</text:span><text:span text:style-name="T77">7</text:span><text:span text:style-name="T73"> My Account</text:span></text:p>
      <text:p text:style-name="P17"><text:tab/><text:tab/>3.1.1.<text:span text:style-name="T83">7</text:span>.1 Update Profile</text:p>
      <text:p text:style-name="P18"><text:tab/><text:tab/><text:span text:style-name="T94">3.1.1.</text:span><text:span text:style-name="T105">7</text:span><text:span text:style-name="T94">.2 Change Password </text:span><text:span text:style-name="T103">--------------------------------------------------------------</text:span></text:p>
      <text:p text:style-name="P17"><text:tab/><text:tab/><text:span text:style-name="T73">3.1.1.</text:span><text:span text:style-name="T78">8</text:span><text:span text:style-name="T73"> Log Out --------------------------------------------------------------------------</text:span></text:p>
      <text:p text:style-name="P39"><text:span text:style-name="T16"><text:tab/></text:span><text:span text:style-name="T17">3.2 Database Schema -------------------------------------------------------------------------------</text:span></text:p>
      <text:p text:style-name="P46"/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2" svg:font-family="FreeSans" style:font-family-generic="swiss"/>
    <style:font-face style:name="FreeSans1" svg:font-family="FreeSans, Arial" style:font-family-generic="swiss"/>
    <style:font-face style:name="Noto Sans CJK SC Regular1" svg:font-family="'Noto Sans CJK SC Regular', 'Times New Roman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tandard_20__28_user_29_" style:display-name="Standard (user)" style:family="paragraph">
      <style:paragraph-properties fo:margin-left="0cm" fo:margin-right="0cm" fo:margin-top="0.423cm" fo:margin-bottom="0.106cm" loext:contextual-spacing="false" fo:orphans="2" fo:widows="2" fo:hyphenation-ladder-count="no-limit" fo:text-indent="-1.3cm" style:auto-text-indent="false" style:vertical-align="baseline">
        <style:tab-stops>
          <style:tab-stop style:position="5.08cm"/>
        </style:tab-stops>
      </style:paragraph-properties>
      <style:text-properties style:use-window-font-color="true" style:font-name="Liberation Serif1" fo:font-family="'Liberation Serif', 'Times New Roman'" style:font-family-generic="roman" style:font-pitch="variable" fo:font-size="12pt" fo:language="en" fo:country="PH" style:letter-kerning="true" style:font-name-asian="Noto Sans CJK SC Regular1" style:font-family-asian="'Noto Sans CJK SC Regular', 'Times New Roman'" style:font-pitch-asian="variable" style:font-size-asian="12pt" style:language-asian="zh" style:country-asian="CN" style:font-name-complex="FreeSans1" style:font-family-complex="FreeSans, Arial" style:font-family-generic-complex="swiss" style:font-size-complex="12pt" style:language-complex="hi" style:country-complex="IN" fo:hyphenate="false" fo:hyphenation-remain-char-count="2" fo:hyphenation-push-char-count="2"/>
    </style:style>
    <style:style style:name="Heading_20_2" style:display-name="Heading 2" style:family="paragraph" style:parent-style-name="Standard_20__28_user_29_" style:next-style-name="Standard_20__28_user_29_" style:default-outline-level="2" style:class="text">
      <style:paragraph-properties fo:margin-left="2.54cm" fo:margin-right="0cm" fo:margin-top="0.423cm" fo:margin-bottom="0.106cm" loext:contextual-spacing="false" fo:text-indent="-1.27cm" style:auto-text-indent="false" fo:keep-with-next="always"/>
      <style:text-properties style:font-name="Cambria" fo:font-family="Cambria" style:font-family-generic="roman" style:font-pitch="variable" fo:font-size="14pt" fo:font-style="italic" fo:font-weight="bold" style:font-name-asian="Noto Sans CJK SC Regular1" style:font-family-asian="'Noto Sans CJK SC Regular', 'Times New Roman'" style:font-pitch-asian="variable" style:font-size-asian="14pt" style:font-style-asian="italic" style:font-weight-asian="bold" style:font-name-complex="FreeSans1" style:font-family-complex="FreeSans, Arial" style:font-family-generic-complex="swiss" style:font-size-complex="14pt" style:font-style-complex="italic" style:font-weight-complex="bold"/>
    </style:style>
    <style:style style:name="Heading_20_1" style:display-name="Heading 1" style:family="paragraph" style:parent-style-name="Standard_20__28_user_29_" style:next-style-name="Standard_20__28_user_29_" style:default-outline-level="1" style:class="text">
      <style:paragraph-properties fo:margin-left="1.27cm" fo:margin-right="0cm" fo:margin-top="0.423cm" fo:margin-bottom="0.106cm" loext:contextual-spacing="false" fo:text-indent="-1.27cm" style:auto-text-indent="false" fo:keep-with-next="always"/>
      <style:text-properties style:font-name="Cambria" fo:font-family="Cambria" style:font-family-generic="roman" style:font-pitch="variable" fo:font-size="16pt" fo:font-weight="bold" style:letter-kerning="true" style:font-name-asian="Noto Sans CJK SC Regular1" style:font-family-asian="'Noto Sans CJK SC Regular', 'Times New Roman'" style:font-pitch-asian="variable" style:font-size-asian="16pt" style:font-weight-asian="bold" style:font-name-complex="FreeSans1" style:font-family-complex="FreeSans, Arial" style:font-family-generic-complex="swiss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2z0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0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fo:text-indent="-1.27cm" fo:margin-left="5.022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fo:text-indent="-1.905cm" fo:margin-left="8.158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fo:text-indent="-2.54cm" fo:margin-left="11.294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fo:text-indent="-3.175cm" fo:margin-left="13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18:18:10.579044357</meta:creation-date>
    <dc:date>2016-07-18T09:56:20.674447303</dc:date>
    <meta:editing-duration>PT1H6M26S</meta:editing-duration>
    <meta:editing-cycles>12</meta:editing-cycles>
    <meta:generator>LibreOffice/5.1.3.2$Linux_X86_64 LibreOffice_project/10m0$Build-2</meta:generator>
    <meta:document-statistic meta:table-count="0" meta:image-count="0" meta:object-count="0" meta:page-count="2" meta:paragraph-count="89" meta:word-count="357" meta:character-count="5838" meta:non-whitespace-character-count="5236"/>
  </office:meta>
</office:document-meta>
</file>